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1904" officeooo:paragraph-rsid="00081904"/>
    </style:style>
    <style:style style:name="P2" style:family="paragraph" style:parent-style-name="Standard">
      <style:text-properties fo:language="fr" fo:country="CA" officeooo:rsid="00081904" officeooo:paragraph-rsid="00081904" style:font-size-asian="10.5pt"/>
    </style:style>
    <style:style style:name="P3" style:family="paragraph" style:parent-style-name="Standard">
      <style:text-properties fo:language="fr" fo:country="CA" officeooo:rsid="0009cbe2" officeooo:paragraph-rsid="0009cbe2" style:font-size-asian="10.5pt"/>
    </style:style>
    <style:style style:name="P4" style:family="paragraph" style:parent-style-name="Standard">
      <style:text-properties fo:language="fr" fo:country="CA" officeooo:rsid="000b0315" officeooo:paragraph-rsid="000b0315" style:font-size-asian="10.5pt"/>
    </style:style>
    <style:style style:name="P5" style:family="paragraph" style:parent-style-name="Standard">
      <style:text-properties fo:language="fr" fo:country="CA" officeooo:rsid="000eabb2" officeooo:paragraph-rsid="000eabb2" style:font-size-asian="10.5pt"/>
    </style:style>
    <style:style style:name="P6" style:family="paragraph" style:parent-style-name="Standard">
      <style:text-properties fo:language="fr" fo:country="CA" officeooo:rsid="001232b8" officeooo:paragraph-rsid="001232b8" style:font-size-asian="10.5pt"/>
    </style:style>
    <style:style style:name="P7" style:family="paragraph" style:parent-style-name="Standard">
      <style:text-properties fo:language="fr" fo:country="CA" officeooo:rsid="0012af90" officeooo:paragraph-rsid="0012d612" style:font-size-asian="10.5pt"/>
    </style:style>
    <style:style style:name="P8" style:family="paragraph" style:parent-style-name="Standard">
      <style:text-properties fo:language="fr" fo:country="CA" officeooo:rsid="0012af90" officeooo:paragraph-rsid="00142f8a" style:font-size-asian="10.5pt"/>
    </style:style>
    <style:style style:name="P9" style:family="paragraph" style:parent-style-name="Standard">
      <style:text-properties fo:language="fr" fo:country="CA" officeooo:rsid="0012af90" officeooo:paragraph-rsid="0018c4b6" style:font-size-asian="10.5pt"/>
    </style:style>
    <style:style style:name="P10" style:family="paragraph" style:parent-style-name="Standard" style:list-style-name="L1">
      <style:text-properties fo:language="fr" fo:country="CA" officeooo:rsid="0018c4b6" officeooo:paragraph-rsid="0018c4b6" style:font-size-asian="10.5pt"/>
    </style:style>
    <style:style style:name="P11" style:family="paragraph" style:parent-style-name="Standard" style:list-style-name="L1">
      <style:text-properties fo:language="fr" fo:country="CA" officeooo:rsid="0019649a" officeooo:paragraph-rsid="0019649a" style:font-size-asian="10.5pt"/>
    </style:style>
    <style:style style:name="P12" style:family="paragraph" style:parent-style-name="Standard" style:list-style-name="L1">
      <style:text-properties fo:language="fr" fo:country="CA" officeooo:rsid="001b33ee" officeooo:paragraph-rsid="001b33ee" style:font-size-asian="10.5pt"/>
    </style:style>
    <style:style style:name="P13" style:family="paragraph" style:parent-style-name="Standard">
      <style:text-properties fo:language="fr" fo:country="CA" officeooo:rsid="001b33ee" officeooo:paragraph-rsid="001b33ee" style:font-size-asian="10.5pt"/>
    </style:style>
    <style:style style:name="P14" style:family="paragraph" style:parent-style-name="Standard" style:list-style-name="L2">
      <style:text-properties fo:language="fr" fo:country="CA" officeooo:rsid="001d2ff5" officeooo:paragraph-rsid="001d2ff5" style:font-size-asian="10.5pt"/>
    </style:style>
    <style:style style:name="P15" style:family="paragraph" style:parent-style-name="Standard">
      <style:text-properties fo:language="fr" fo:country="CA" officeooo:rsid="001d2ff5" officeooo:paragraph-rsid="001d2ff5" style:font-size-asian="10.5pt"/>
    </style:style>
    <style:style style:name="P16" style:family="paragraph" style:parent-style-name="Standard">
      <style:text-properties fo:language="fr" fo:country="CA" officeooo:rsid="001daf88" officeooo:paragraph-rsid="001daf88" style:font-size-asian="10.5pt"/>
    </style:style>
    <style:style style:name="P17" style:family="paragraph" style:parent-style-name="Standard">
      <style:text-properties fo:color="#2b511a" fo:language="fr" fo:country="CA" officeooo:rsid="001b33ee" officeooo:paragraph-rsid="001b33ee" style:font-size-asian="10.5pt"/>
    </style:style>
    <style:style style:name="P18" style:family="paragraph" style:parent-style-name="Standard">
      <style:text-properties fo:color="#2b511a" fo:language="fr" fo:country="CA" officeooo:rsid="0012af90" officeooo:paragraph-rsid="00142f8a" style:font-size-asian="10.5pt"/>
    </style:style>
    <style:style style:name="P19" style:family="paragraph" style:parent-style-name="Standard">
      <style:text-properties officeooo:paragraph-rsid="001daf88"/>
    </style:style>
    <style:style style:name="P20" style:family="paragraph" style:parent-style-name="Standard">
      <style:text-properties officeooo:rsid="001daf88" officeooo:paragraph-rsid="001daf88"/>
    </style:style>
    <style:style style:name="P21" style:family="paragraph" style:parent-style-name="Standard">
      <style:text-properties officeooo:paragraph-rsid="001de405"/>
    </style:style>
    <style:style style:name="P22" style:family="paragraph" style:parent-style-name="Standard">
      <style:text-properties officeooo:paragraph-rsid="001f61b8"/>
    </style:style>
    <style:style style:name="P23" style:family="paragraph" style:parent-style-name="Text_20_body">
      <style:paragraph-properties fo:line-height="162%" fo:text-align="start" style:justify-single-word="false" fo:orphans="2" fo:widows="2"/>
    </style:style>
    <style:style style:name="P24" style:family="paragraph" style:parent-style-name="Text_20_body">
      <style:text-properties fo:language="fr" fo:country="CA" officeooo:rsid="0012af90" officeooo:paragraph-rsid="0018c4b6" style:font-size-asian="10.5pt"/>
    </style:style>
    <style:style style:name="P25" style:family="paragraph" style:parent-style-name="Text_20_body">
      <style:paragraph-properties fo:margin-top="0in" fo:margin-bottom="0in" loext:contextual-spacing="false" fo:line-height="162%" fo:text-align="start" style:justify-single-word="false" fo:orphans="2" fo:widows="2"/>
    </style:style>
    <style:style style:name="P26" style:family="paragraph" style:parent-style-name="Text_20_body">
      <style:paragraph-properties fo:margin-top="0in" fo:margin-bottom="0in" loext:contextual-spacing="false" fo:line-height="162%" fo:text-align="start" style:justify-single-word="false" fo:orphans="2" fo:widows="2"/>
      <style:text-properties style:font-name="Montserrat" fo:font-size="10pt" fo:letter-spacing="normal" fo:font-style="normal" fo:font-weight="normal" style:font-size-asian="10pt" style:font-style-asian="normal" style:font-size-complex="10pt" style:font-style-complex="normal"/>
    </style:style>
    <style:style style:name="T1" style:family="text">
      <style:text-properties officeooo:rsid="000bb55d"/>
    </style:style>
    <style:style style:name="T2" style:family="text">
      <style:text-properties fo:language="fr" fo:country="CA" officeooo:rsid="001daf88" style:font-size-asian="10.5pt"/>
    </style:style>
    <style:style style:name="T3" style:family="text">
      <style:text-properties officeooo:rsid="00102778"/>
    </style:style>
    <style:style style:name="T4" style:family="text">
      <style:text-properties officeooo:rsid="0013cc1a"/>
    </style:style>
    <style:style style:name="T5" style:family="text">
      <style:text-properties officeooo:rsid="0015db23"/>
    </style:style>
    <style:style style:name="T6" style:family="text">
      <style:text-properties officeooo:rsid="00171941"/>
    </style:style>
    <style:style style:name="T7" style:family="text">
      <style:text-properties officeooo:rsid="0018c4b6"/>
    </style:style>
    <style:style style:name="T8" style:family="text">
      <style:text-properties officeooo:rsid="0019649a"/>
    </style:style>
    <style:style style:name="T9" style:family="text">
      <style:text-properties officeooo:rsid="001be1ba"/>
    </style:style>
    <style:style style:name="T10" style:family="text">
      <style:text-properties fo:font-variant="normal" fo:text-transform="none" style:font-name="monospace" fo:font-size="12pt" fo:letter-spacing="normal" fo:font-style="normal" fo:font-weight="normal"/>
    </style:style>
    <style:style style:name="T11" style:family="text">
      <style:text-properties fo:font-variant="normal" fo:text-transform="none" style:font-name="monospace" fo:font-size="12pt" fo:letter-spacing="normal" fo:font-style="normal" fo:font-weight="normal" officeooo:rsid="001de405"/>
    </style:style>
    <style:style style:name="T12" style:family="text">
      <style:text-properties fo:font-variant="normal" fo:text-transform="none" style:font-name="monospace" fo:font-size="12pt" fo:letter-spacing="normal" fo:font-style="normal" fo:font-weight="normal" officeooo:rsid="001f61b8"/>
    </style:style>
    <style:style style:name="T13" style:family="text">
      <style:text-properties style:font-name="Montserrat" fo:font-size="12pt" fo:letter-spacing="normal" fo:font-style="italic" fo:font-weight="normal"/>
    </style:style>
    <style:style style:name="T14" style:family="text">
      <style:text-properties style:font-name="Montserrat" fo:font-size="12pt" fo:letter-spacing="normal" fo:font-weight="normal"/>
    </style:style>
    <style:style style:name="T15" style:family="text">
      <style:text-properties style:font-name="Montserrat" fo:font-size="12pt" fo:letter-spacing="normal" fo:font-style="normal" fo:font-weight="normal" style:font-style-asian="normal" style:font-style-complex="normal"/>
    </style:style>
    <style:style style:name="T16" style:family="text">
      <style:text-properties style:font-name="Montserrat" fo:letter-spacing="normal" fo:font-style="normal" fo:font-weight="normal" style:font-style-asian="normal" style:font-style-complex="normal"/>
    </style:style>
    <style:style style:name="T17" style:family="text">
      <style:text-properties style:font-name="Montserrat" fo:font-size="10pt" fo:letter-spacing="normal" fo:font-style="normal" fo:font-weight="normal" style:font-size-asian="10pt" style:font-style-asian="normal" style:font-size-complex="10pt" style:font-style-complex="normal"/>
    </style:style>
    <style:style style:name="T18" style:family="text">
      <style:text-properties style:font-name="monospace" fo:font-size="12pt" fo:letter-spacing="normal" fo:font-style="italic" fo:font-weight="normal" loext:padding-left="0.052in" loext:padding-right="0.052in" loext:padding-top="0.0193in" loext:padding-bottom="0.0193in" loext:border="0.06pt solid #000000"/>
    </style:style>
    <style:style style:name="T19" style:family="text">
      <style:text-properties style:font-name="monospace" fo:font-size="12pt" fo:letter-spacing="normal" fo:font-weight="normal" loext:padding-left="0.052in" loext:padding-right="0.052in" loext:padding-top="0.0193in" loext:padding-bottom="0.0193in" loext:border="0.06pt solid #000000"/>
    </style:style>
    <style:style style:name="T20" style:family="text">
      <style:text-properties style:font-name="monospace" fo:font-size="12pt" fo:letter-spacing="normal" fo:font-style="normal" fo:font-weight="normal" style:font-style-asian="normal" style:font-style-complex="normal" loext:padding-left="0.052in" loext:padding-right="0.052in" loext:padding-top="0.0193in" loext:padding-bottom="0.0193in" loext:border="0.06pt solid #000000"/>
    </style:style>
    <style:style style:name="T21" style:family="text">
      <style:text-properties style:font-name="monospace" fo:letter-spacing="normal" fo:font-style="normal" fo:font-weight="normal" style:font-style-asian="normal" style:font-style-complex="normal" loext:padding-left="0.052in" loext:padding-right="0.052in" loext:padding-top="0.0193in" loext:padding-bottom="0.0193in" loext:border="0.06pt solid #000000"/>
    </style:style>
    <style:style style:name="T22" style:family="text">
      <style:text-properties style:font-name="monospace" fo:font-size="10pt" fo:letter-spacing="normal" fo:font-style="normal" fo:font-weight="normal" style:font-size-asian="10pt" style:font-style-asian="normal" style:font-size-complex="10pt" style:font-style-complex="normal" loext:padding-left="0.052in" loext:padding-right="0.052in" loext:padding-top="0.0193in" loext:padding-bottom="0.0193in" loext: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 Formation ReactJS</text:p>
      <text:p text:style-name="P2"/>
      <text:p text:style-name="P3"><text:span text:style-name="T3">Cours 1.1. </text:span>Description:</text:p>
      <text:p text:style-name="P3"/>
      <text:p text:style-name="P3">Framework ou bibliothèque dédié uniquement au Front End et à l’interphace client.</text:p>
      <text:p text:style-name="P4">Se base sur une approche basée composan<text:span text:style-name="T1">t, c’est à dire que l’on définit un composant en mélangeant les différents langages (HTML, CSS, JS) plutôt que de coder sur des pages biens séparées selon chaque langage. Ainsi chaque composant agit comme une boite noire où les trois langages sont liés par un commun le JSX.</text:span></text:p>
      <text:p text:style-name="P5">React fonctionne selon une arborescence de composants. Chaques nouveau composant est construit comme une association d’autre – on appelle celà la composition. </text:p>
      <text:p text:style-name="P5">React créé un DOM virtuel qui permet de meilleur performance et surtout une plus grande compatibilité avec les applications (browser, server etc.)</text:p>
      <text:p text:style-name="P5"/>
      <text:p text:style-name="P6">Cours 1.2. Create React App (CRA)</text:p>
      <text:p text:style-name="P6"/>
      <text:p text:style-name="P7">Outil pour faciliter le développement d’application. Il fournit un squelette fonctionnel sans forcer l’utilisateur à coder l’arrirère et la connectivité. </text:p>
      <text:p text:style-name="P7"/>
      <text:p text:style-name="P8"><text:span text:style-name="T4">Setup : Installer Node.js –&gt; version 8.10 (fevrier 2019)</text:span></text:p>
      <text:p text:style-name="P8"><text:tab/><text:span text:style-name="T5">Installer npm</text:span></text:p>
      <text:p text:style-name="P8"><text:tab/><text:span text:style-name="T5">Installer Create React App</text:span></text:p>
      <text:p text:style-name="P8"><text:tab/><text:span text:style-name="T5">Lancer un projet react : create-react-app NOM_DE_L_APP</text:span></text:p>
      <text:p text:style-name="P9"><text:tab/><text:span text:style-name="T6">Lancer le projet react : npm start → Le serveur local 3000 s’ouvre automatiquement sur le browser (affiche l’application que l’on code)</text:span></text:p>
      <text:p text:style-name="P9"/>
      <text:p text:style-name="P9">___________________________________________________________________________</text:p>
      <text:p text:style-name="P24"><text:span text:style-name="T17">CRA utilise bien Babel en interne pour </text:span><text:span text:style-name="Emphasis"><text:span text:style-name="T17">transpiler</text:span></text:span><text:span text:style-name="T17"> le code, mais cela ne nécessite aucune commande particulière à lancer.</text:span></text:p>
      <text:p text:style-name="P25"><text:span text:style-name="Source_20_Text"><text:span text:style-name="T22">npm run build</text:span></text:span><text:span text:style-name="T17">  existe bien, et produit les fichiers livrables de production dans le dossier  </text:span><text:span text:style-name="Source_20_Text"><text:span text:style-name="T22">public/</text:span></text:span></text:p>
      <text:p text:style-name="P25"><text:span text:style-name="T17">La couverture de code est en fait obtenue en ajoutant l’option idoine à la commande de test :  </text:span><text:span text:style-name="Source_20_Text"><text:span text:style-name="T22">npm test -- --coverage</text:span></text:span></text:p>
      <text:p text:style-name="P26">CRA ne fournit aucun mécanisme prédéfini de déploiement, chacun·e fait comme bon lui semble.</text:p>
      <text:p text:style-name="P25"><text:span text:style-name="Source_20_Text"><text:span text:style-name="T22">npm run eject</text:span></text:span><text:span text:style-name="T17">  existe bien, et « sort » du cadre de CRA pour nous permettre de tout configurer et affiner à la main. À n'utiliser que lorsqu’on se retrouve à « pousser les murs » de CRA.</text:span></text:p>
      <text:p text:style-name="P25"><text:span text:style-name="Source_20_Text"><text:span text:style-name="T22">npm start</text:span></text:span><text:span text:style-name="T17">  lance en effet notre application en mode développement, et l'ouvre dans un navigateur.</text:span></text:p>
      <text:p text:style-name="P23"><text:span text:style-name="Source_20_Text"><text:span text:style-name="T22">npm test</text:span></text:span><text:span text:style-name="T17">  lance en effet nos tests en mode </text:span><text:span text:style-name="Emphasis"><text:span text:style-name="T17">watch</text:span></text:span><text:span text:style-name="T17"> (surveillance et relance automatique des tests).</text:span></text:p>
      <text:p text:style-name="P23"><text:span text:style-name="T17">___________________________________________________________________________________________________</text:span></text:p>
      <text:p text:style-name="P9"><text:soft-page-break/></text:p>
      <text:p text:style-name="P9"/>
      <text:p text:style-name="P9"><text:span text:style-name="T7">Cours 3 – Moderniser Javascript avec ES2015</text:span></text:p>
      <text:p text:style-name="P9"/>
      <text:p text:style-name="P9"><text:span text:style-name="T7">De nombreuses améliorations on été définit à partire de 2015 :</text:span></text:p>
      <text:list xml:id="list2334050874" text:style-name="L1">
        <text:list-item>
          <text:p text:style-name="P10">class : <text:span text:style-name="T8">mots clés, moins de «; » à l’utilisation.</text:span></text:p>
        </text:list-item>
        <text:list-item>
          <text:p text:style-name="P11">Fonctions fléchées : Pas de mot clé déclaratif « function », plus besoin du mot clé « return »</text:p>
        </text:list-item>
        <text:list-item>
          <text:p text:style-name="P12">Desctructuration : simplification de la recherche de paramètres, tout peu être fait en même temps. <text:span text:style-name="T9">Ex :</text:span></text:p>
        </text:list-item>
      </text:list>
      <text:p text:style-name="P13"/>
      <text:p text:style-name="P17">// À l'ancienne</text:p>
      <text:p text:style-name="P17">const names = fullName.split(' ')</text:p>
      <text:p text:style-name="P17">const firstName = names[0]</text:p>
      <text:p text:style-name="P17">const lastName = names[1]</text:p>
      <text:p text:style-name="P18"><text:s/></text:p>
      <text:p text:style-name="P18">// Avec une déstructuration basée sur les positions</text:p>
      <text:p text:style-name="P18">const [firstName, lastName] = fullName.split(' ')</text:p>
      <text:p text:style-name="P5"/>
      <text:list xml:id="list2374243455" text:style-name="L2">
        <text:list-item>
          <text:p text:style-name="P14">Module natif, import et export : permet d’utiliser directement les mots clés import et export.</text:p>
        </text:list-item>
      </text:list>
      <text:p text:style-name="P15"/>
      <text:p text:style-name="P16">Quizz 1 :</text:p>
      <text:p text:style-name="P19"><text:span text:style-name="T2">Q1 : </text:span><text:span text:style-name="T10">npm run build, npm run eject, npm start, npm test</text:span></text:p>
      <text:p text:style-name="P20"><text:span text:style-name="T10">Q2: </text:span><text:span text:style-name="T11">src</text:span></text:p>
      <text:p text:style-name="P21"><text:span text:style-name="T11">Q3: </text:span><text:span text:style-name="T10">public/index.html</text:span><text:span text:style-name="T11">, src/index.js</text:span></text:p>
      <text:p text:style-name="P21"><text:span text:style-name="T11">Q4: </text:span><text:span text:style-name="T10">Ce n’est pas du code ES2015 syntaxiquement valide : il ne pourra même pas s’exécuter (via Babel en tout cas)</text:span></text:p>
      <text:p text:style-name="P22"><text:span text:style-name="T11">Q</text:span><text:span text:style-name="T12">5: </text:span><text:span text:style-name="T10">[lower, upper] = [upper, lower]</text:span></text:p>
      <text:p text:style-name="P22"><text:span text:style-name="T12"/></text:p>
      <text:p text:style-name="P2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9:54:02.266924773</meta:creation-date>
    <dc:date>2019-02-13T13:35:34.048686734</dc:date>
    <meta:editing-duration>PT3H21M1S</meta:editing-duration>
    <meta:editing-cycles>24</meta:editing-cycles>
    <meta:generator>LibreOffice/6.0.6.2$Linux_X86_64 LibreOffice_project/00m0$Build-2</meta:generator>
    <meta:document-statistic meta:table-count="0" meta:image-count="0" meta:object-count="0" meta:page-count="2" meta:paragraph-count="41" meta:word-count="487" meta:character-count="3103" meta:non-whitespace-character-count="2646"/>
  </office:meta>
</office:document-meta>
</file>